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ronoun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like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want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e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.pn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look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urn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fferent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.png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ou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at.png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some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.png</text:p>
          </table:table-cell>
          <table:table-cell office:value-type="string" calcext:value-type="string">
            <text:p>eey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here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.png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at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y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en.png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50" meta:object-count="0"/>
  </office:meta>
</office:document-meta>
</file>